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adornments="Normal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erif" svg:font-family="'Noto Serif'" style:font-family-generic="roman" style:font-pitch="variable"/>
    <style:font-face style:name="Noto Serif CJK JP:palt" svg:font-family="'Noto Serif CJK JP:palt', 'Noto Serif CJK KR', 'Noto Serif CJK SC', 'Noto Serif CJK TC', 'Noto Serif CJK HK'" style:font-family-generic="roman" style:font-pitch="variable"/>
    <style:font-face style:name="PingFang SC" svg:font-family="'PingFang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pr1" style:family="presentation" style:parent-style-name="DNA-subtitle">
      <style:graphic-properties draw:fill-color="#ffffff" fo:min-height="12.056cm" loext:decorative="false"/>
      <style:paragraph-properties style:writing-mode="lr-tb"/>
    </style:style>
    <style:style style:name="pr2" style:family="presentation" style:parent-style-name="DNA-notes">
      <style:graphic-properties draw:fill-color="#ffffff" draw:auto-grow-height="true" fo:min-height="14cm" loext:decorative="false"/>
      <style:paragraph-properties style:writing-mode="lr-tb"/>
    </style:style>
    <style:style style:name="pr3" style:family="presentation" style:parent-style-name="DNA-title">
      <style:graphic-properties fo:min-height="2.6cm" loext:decorative="false"/>
      <style:paragraph-properties style:writing-mode="lr-tb"/>
    </style:style>
    <style:style style:name="pr4" style:family="presentation" style:parent-style-name="DNA-outline1">
      <style:graphic-properties fo:min-height="9.135cm" loext:decorative="false"/>
      <style:paragraph-properties style:writing-mode="lr-tb"/>
    </style:style>
    <style:style style:name="pr5" style:family="presentation" style:parent-style-name="DNA-notes">
      <style:graphic-properties draw:fill-color="#ffffff" fo:min-height="14cm" loext:decorative="false"/>
      <style:paragraph-properties style:writing-mode="lr-tb"/>
    </style:style>
    <style:style style:name="pr6" style:family="presentation" style:parent-style-name="DNA-title">
      <style:graphic-properties draw:auto-grow-height="true" fo:min-height="2.6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text-properties fo:font-size="24pt" style:font-size-asian="24pt" style:font-size-complex="24pt"/>
    </style:style>
    <style:style style:name="P3" style:family="paragraph">
      <style:text-properties fo:font-size="18pt" style:font-size-asian="18pt" style:font-size-complex="18pt"/>
    </style:style>
    <style:style style:name="P4" style:family="paragraph">
      <style:paragraph-properties fo:margin-left="0cm" fo:margin-right="0cm" fo:margin-top="0cm" fo:margin-bottom="0.374cm" fo:text-indent="0cm"/>
      <style:text-properties fo:font-size="18pt" style:font-size-asian="18pt" style:font-size-complex="18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font-style-name="Regular" style:font-charset="x-symbol" style:use-window-font-color="true" fo:font-size="40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style:use-window-font-color="true" fo:font-size="40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style:use-window-font-color="true" fo:font-size="40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style-name="Regular" style:font-charset="x-symbol" style:use-window-font-color="true" fo:font-size="40%"/>
      </text:list-level-style-bullet>
    </text:list-style>
  </office:automatic-styles>
  <office:body>
    <office:presentation>
      <draw:page draw:name="page1" draw:style-name="dp1" draw:master-page-name="DNA" presentation:presentation-page-layout-name="AL1T32">
        <office:forms form:automatic-focus="false" form:apply-design-mode="false"/>
        <draw:frame presentation:style-name="pr1" draw:text-style-name="P1" draw:layer="layout" svg:width="22.5cm" svg:height="12.056cm" svg:x="4.5cm" svg:y="0.6cm" presentation:class="subtitle" presentation:user-transformed="true">
          <draw:text-box>
            <text:p>Meeting - 14/04/2025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DNA" presentation:presentation-page-layout-name="AL2T1">
        <office:forms form:automatic-focus="false" form:apply-design-mode="false"/>
        <draw:frame presentation:style-name="pr3" draw:text-style-name="P2" draw:layer="layout" svg:width="22.5cm" svg:height="2.6cm" svg:x="4.5cm" svg:y="0.6cm" presentation:class="title">
          <draw:text-box>
            <text:p><text:span text:style-name="T1">Test – VQD=15</text:span></text:p>
          </draw:text-box>
        </draw:frame>
        <draw:frame presentation:style-name="pr4" draw:text-style-name="P3" draw:layer="layout" svg:width="22.5cm" svg:height="10.2cm" svg:x="4.5cm" svg:y="3.8cm" presentation:class="outline" presentation:user-transformed="true">
          <draw:text-box>
            <text:list text:style-name="L2">
              <text:list-item>
                <text:p><text:span text:style-name="T2">Model 1 – t0 &lt; t &lt; t1</text:span></text:p>
              </text:list-item>
              <text:list-item>
                <text:p><text:span text:style-name="T2">Model 2 – t0 &lt; t &lt; t2</text:span></text:p>
              </text:list-item>
              <text:list-item>
                <text:p><text:span text:style-name="T2">Model 3 – t0 &lt; t &lt; t3</text:span></text:p>
              </text:list-item>
              <text:list-item>
                <text:p><text:span text:style-name="T2">Model 4 – t1 &lt; t &lt; t3</text:span></text:p>
              </text:list-item>
              <text:list-item>
                <text:p><text:span text:style-name="T2">Model 5 – t1 &lt; t &lt; t2 U t2 &lt; t &lt; t3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DNA" presentation:presentation-page-layout-name="AL3T19">
        <office:forms form:automatic-focus="false" form:apply-design-mode="false"/>
        <draw:frame presentation:style-name="pr6" draw:text-style-name="P2" draw:layer="layout" svg:width="22.5cm" svg:height="2.6cm" svg:x="4.5cm" svg:y="0.6cm" presentation:class="title">
          <draw:text-box>
            <text:p text:style-name="P2"><text:span text:style-name="T1">Result – Model1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DNA" presentation:presentation-page-layout-name="AL3T19">
        <office:forms form:automatic-focus="false" form:apply-design-mode="false"/>
        <draw:frame presentation:style-name="pr6" draw:text-style-name="P2" draw:layer="layout" svg:width="22.5cm" svg:height="2.6cm" svg:x="4.5cm" svg:y="0.6cm" presentation:class="title">
          <draw:text-box>
            <text:p text:style-name="P2"><text:span text:style-name="T1">Result – Model1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7cm" svg:height="9.56cm" svg:x="2cm" svg:y="2.5cm" draw:page-number="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DNA" presentation:presentation-page-layout-name="AL3T19">
        <office:forms form:automatic-focus="false" form:apply-design-mode="false"/>
        <draw:frame presentation:style-name="pr6" draw:text-style-name="P2" draw:layer="layout" svg:width="22.5cm" svg:height="2.6cm" svg:x="4.5cm" svg:y="0.6cm" presentation:class="title">
          <draw:text-box>
            <text:p text:style-name="P2"><text:span text:style-name="T1">Result – Model1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7cm" svg:height="9.56cm" svg:x="2cm" svg:y="2.5cm" draw:page-number="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DNA" presentation:presentation-page-layout-name="AL3T19">
        <office:forms form:automatic-focus="false" form:apply-design-mode="false"/>
        <draw:frame presentation:style-name="pr6" draw:text-style-name="P2" draw:layer="layout" svg:width="22.5cm" svg:height="2.6cm" svg:x="4.5cm" svg:y="0.6cm" presentation:class="title">
          <draw:text-box>
            <text:p text:style-name="P2"><text:span text:style-name="T1">Result – Model1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7cm" svg:height="9.56cm" svg:x="2cm" svg:y="2.5cm" draw:page-number="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DNA" presentation:presentation-page-layout-name="AL3T19">
        <office:forms form:automatic-focus="false" form:apply-design-mode="false"/>
        <draw:frame presentation:style-name="pr6" draw:text-style-name="P2" draw:layer="layout" svg:width="22.5cm" svg:height="2.6cm" svg:x="4.5cm" svg:y="0.6cm" presentation:class="title">
          <draw:text-box>
            <text:p text:style-name="P2"><text:span text:style-name="T1">Result – Model1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7cm" svg:height="9.56cm" svg:x="2cm" svg:y="2.5cm" draw:page-number="7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DNA" presentation:presentation-page-layout-name="AL2T1">
        <office:forms form:automatic-focus="false" form:apply-design-mode="false"/>
        <draw:frame presentation:style-name="pr3" draw:text-style-name="P2" draw:layer="layout" svg:width="22.5cm" svg:height="2.6cm" svg:x="4.5cm" svg:y="0.6cm" presentation:class="title">
          <draw:text-box>
            <text:p text:style-name="P2"><text:span text:style-name="T1">Test – VQD=1</text:span></text:p>
          </draw:text-box>
        </draw:frame>
        <draw:frame presentation:style-name="pr4" draw:text-style-name="P3" draw:layer="layout" svg:width="22.5cm" svg:height="9.134cm" svg:x="4.5cm" svg:y="3.8cm" presentation:class="outline">
          <draw:text-box>
            <text:list text:style-name="L2">
              <text:list-item>
                <text:p text:style-name="P4"><text:span text:style-name="T2">Model 1 – t0 &lt; t &lt; t1</text:span></text:p>
              </text:list-item>
              <text:list-item>
                <text:p text:style-name="P4"><text:span text:style-name="T2">Model 2 – t0 &lt; t &lt; t2</text:span></text:p>
              </text:list-item>
              <text:list-item>
                <text:p text:style-name="P4"><text:span text:style-name="T2">Model 3 – t0 &lt; t &lt; t3</text:span></text:p>
              </text:list-item>
              <text:list-item>
                <text:p text:style-name="P4"><text:span text:style-name="T2">Model 4 – t1 &lt; t &lt; t3</text:span></text:p>
              </text:list-item>
              <text:list-item>
                <text:p text:style-name="P4"><text:span text:style-name="T2">Model 5 – t1 &lt; t &lt; t2 U t2 &lt; t &lt; t3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8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DNA" presentation:presentation-page-layout-name="AL2T1">
        <office:forms form:automatic-focus="false" form:apply-design-mode="false"/>
        <draw:frame presentation:style-name="pr3" draw:layer="layout" svg:width="22.5cm" svg:height="2.6cm" svg:x="4.5cm" svg:y="0.6cm" presentation:class="title" presentation:placeholder="true">
          <draw:text-box/>
        </draw:frame>
        <draw:frame presentation:style-name="pr4" draw:layer="layout" svg:width="22.5cm" svg:height="9.134cm" svg:x="4.5cm" svg:y="3.8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9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adornments="Normal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erif" svg:font-family="'Noto Serif'" style:font-family-generic="roman" style:font-pitch="variable"/>
    <style:font-face style:name="Noto Serif CJK JP:palt" svg:font-family="'Noto Serif CJK JP:palt', 'Noto Serif CJK KR', 'Noto Serif CJK SC', 'Noto Serif CJK TC', 'Noto Serif CJK HK'" style:font-family-generic="roman" style:font-pitch="variable"/>
    <style:font-face style:name="PingFang SC" svg:font-family="'PingFang S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AU" style:font-name-asian="Noto Serif CJK JP:palt" style:font-size-asian="24pt" style:language-asian="zh" style:country-asian="CN" style:font-name-complex="Noto Serif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2a6099" draw:marker-start-width="0.28cm" draw:marker-start-center="false" draw:marker-end-width="0.28cm" draw:marker-end-center="false" draw:fill="solid" draw:fill-color="#dee6ef" draw:textarea-horizontal-align="justify" draw:auto-grow-height="false" fo:padding-top="0.125cm" fo:padding-bottom="0.125cm" fo:padding-left="0.25cm" fo:padding-right="0.25cm" draw:shadow="hidden" draw:shadow-offset-x="0.05cm" draw:shadow-offset-y="0.05cm" draw:shadow-color="#ff5429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4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Liberation Sans1" fo:font-family="'Liberation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solid" svg:stroke-color="#2a6099" draw:fill="solid" draw:fill-color="#dee6ef" draw:shadow="hidden" draw:shadow-offset-x="0.05cm" draw:shadow-offset-y="0.05cm" draw:shadow-color="#ffaa95"/>
    </style:style>
    <style:style style:name="Accent_20_3" style:display-name="Accent 3" style:family="graphic" style:parent-style-name="Accent">
      <style:graphic-properties draw:stroke="solid" svg:stroke-color="#ff4000" draw:fill="solid" draw:fill-color="#ffd8ce" draw:shadow="hidden" draw:shadow-offset-x="0.05cm" draw:shadow-offset-y="0.05cm" draw:shadow-color="#b4c7dc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 style:writing-mode="lr-tb"/>
      <style:paragraph-properties style:writing-mode="lr-tb"/>
      <style:text-properties style:font-name="Liberation Sans" fo:font-family="'Liberation Sans'" style:font-style-name="Normal" style:font-family-generic="roman" style:font-pitch="variable" fo:font-size="14pt" style:letter-kerning="true" style:font-size-asian="14pt" style:font-size-complex="14pt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fill-color="#3399ff" draw:auto-grow-height="false" draw:fit-to-size="false" style:shrink-to-fit="true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style:use-window-font-color="true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loext:opacity="100%" style:text-outline="false" style:text-line-through-style="none" style:text-line-through-type="none" style:font-name="Liberation Sans1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DNA-outline3" style:family="presentation" style:parent-style-name="DNA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DNA-outline4" style:family="presentation" style:parent-style-name="DNA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DNA-outline5" style:family="presentation" style:parent-style-name="DNA-outline4">
      <style:paragraph-properties fo:margin-left="0cm" fo:margin-right="0cm" fo:margin-top="0cm" fo:margin-bottom="0.074cm" fo:text-indent="0cm"/>
    </style:style>
    <style:style style:name="DNA-outline6" style:family="presentation" style:parent-style-name="DNA-outline5"/>
    <style:style style:name="DNA-outline7" style:family="presentation" style:parent-style-name="DNA-outline6"/>
    <style:style style:name="DNA-outline8" style:family="presentation" style:parent-style-name="DNA-outline7"/>
    <style:style style:name="DNA-outline9" style:family="presentation" style:parent-style-name="DNA-outline8"/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false" style:shrink-to-fit="true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loext:opacity="100%" style:text-outline="false" style:text-line-through-style="none" style:text-line-through-type="none" style:font-name="Liberation Serif" fo:font-family="'Liberation Serif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solid" svg:stroke-width="0.05cm" svg:stroke-color="#2a6099" draw:textarea-vertical-align="middle" draw:start-line-spacing-horizontal="0.25cm" draw:start-line-spacing-vertical="0.25cm" draw:end-line-spacing-horizontal="0.25cm" draw:end-line-spacing-vertical="0.25cm" loext:decorative="false"/>
    </style:style>
    <style:style style:name="Mgr4" style:family="graphic" style:parent-style-name="standard">
      <style:graphic-properties draw:stroke="solid" svg:stroke-width="0.05cm" svg:stroke-color="#ff4000" draw:fill="solid" draw:fill-color="#ffd8ce" draw:textarea-vertical-align="middle" draw:auto-grow-height="false" fo:min-height="0.104cm" fo:min-width="0cm" loext:decorative="false"/>
    </style:style>
    <style:style style:name="Mgr5" style:family="graphic" style:parent-style-name="standard">
      <style:graphic-properties draw:stroke="solid" svg:stroke-width="0.05cm" svg:stroke-color="#2a6099" draw:fill="solid" draw:fill-color="#dee6ef" draw:textarea-vertical-align="middle" draw:auto-grow-height="false" fo:min-height="0.104cm" fo:min-width="0cm" loext:decorative="false"/>
    </style:style>
    <style:style style:name="Mpr1" style:family="presentation" style:parent-style-name="DNA-backgroundobjects">
      <style:graphic-properties draw:stroke="none" draw:fill="none" draw:fill-color="#ffffff" draw:auto-grow-height="false" fo:min-height="1.338cm" loext:decorative="false"/>
      <style:paragraph-properties style:writing-mode="lr-tb"/>
    </style:style>
    <style:style style:name="Mpr2" style:family="presentation" style:parent-style-name="DNA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NA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6" style:family="paragraph">
      <style:paragraph-properties fo:text-align="center"/>
    </style:style>
    <style:style style:name="MP7" style:family="paragraph">
      <loext:graphic-properties draw:fill="solid" draw:fill-color="#ffd8ce"/>
      <style:paragraph-properties fo:text-align="center"/>
    </style:style>
    <style:style style:name="MP8" style:family="paragraph">
      <loext:graphic-properties draw:fill="solid" draw:fill-color="#dee6ef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1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NA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NA-title" draw:layer="backgroundobjects" svg:width="22.5cm" svg:height="2.6cm" svg:x="4.5cm" svg:y="0.6cm" presentation:class="title" presentation:placeholder="true">
        <draw:text-box/>
      </draw:frame>
      <draw:frame presentation:style-name="DNA-outline1" draw:layer="backgroundobjects" svg:width="22.5cm" svg:height="9.134cm" svg:x="4.5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4.4cm" svg:y="14.347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5" draw:layer="backgroundobjects" svg:width="8.875cm" svg:height="1.085cm" svg:x="11.075cm" svg:y="14.347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2"><text:page-number>&lt;number&gt;</text:page-number></text:span></text:p>
        </draw:text-box>
      </draw:frame>
      <draw:connector draw:style-name="Mgr3" draw:text-style-name="MP6" draw:layer="backgroundobjects" draw:type="lines" svg:x1="1.5cm" svg:y1="0.851cm" svg:x2="3.5cm" svg:y2="0.851cm" draw:start-shape="id1" draw:start-glue-point="10" draw:end-shape="id2" draw:end-glue-point="6" svg:d="M1500 851h276 1449 275" svg:viewBox="0 0 2001 1">
        <text:p/>
      </draw:connector>
      <draw:connector draw:style-name="Mgr3" draw:text-style-name="MP6" draw:layer="backgroundobjects" draw:type="lines" svg:x1="2cm" svg:y1="1.351cm" svg:x2="3cm" svg:y2="1.351cm" draw:start-shape="id3" draw:start-glue-point="10" draw:end-shape="id4" draw:end-glue-point="6" svg:d="M2000 1351h276 449 275" svg:viewBox="0 0 1001 1">
        <text:p/>
      </draw:connector>
      <draw:connector draw:style-name="Mgr3" draw:text-style-name="MP6" draw:layer="backgroundobjects" draw:type="lines" svg:x1="2.4cm" svg:y1="1.951cm" svg:x2="2.6cm" svg:y2="1.951cm" draw:start-shape="id5" draw:start-glue-point="10" draw:end-shape="id6" draw:end-glue-point="6" svg:d="M2400 1951h276-351 275" svg:viewBox="0 0 352 1">
        <text:p/>
      </draw:connector>
      <draw:connector draw:style-name="Mgr3" draw:text-style-name="MP6" draw:layer="backgroundobjects" draw:type="lines" svg:x1="2cm" svg:y1="0.351cm" svg:x2="3cm" svg:y2="0.351cm" draw:start-shape="id7" draw:start-glue-point="10" draw:end-shape="id8" draw:end-glue-point="6" svg:d="M2000 351h276 449 275" svg:viewBox="0 0 1001 1">
        <text:p/>
      </draw:connector>
      <draw:connector draw:style-name="Mgr3" draw:text-style-name="MP6" draw:layer="backgroundobjects" draw:type="lines" svg:x1="2.4cm" svg:y1="2.651cm" svg:x2="2.6cm" svg:y2="2.651cm" draw:start-shape="id9" draw:start-glue-point="10" draw:end-shape="id10" draw:end-glue-point="6" svg:d="M2400 2651h276-351 275" svg:viewBox="0 0 352 1">
        <text:p/>
      </draw:connector>
      <draw:connector draw:style-name="Mgr3" draw:text-style-name="MP6" draw:layer="backgroundobjects" draw:type="lines" svg:x1="3.5cm" svg:y1="3.751cm" svg:x2="1.5cm" svg:y2="3.751cm" draw:start-shape="id11" draw:start-glue-point="10" draw:end-shape="id12" draw:end-glue-point="6" svg:d="M3500 3751h-276-1449-275" svg:viewBox="0 0 2001 1">
        <text:p/>
      </draw:connector>
      <draw:connector draw:style-name="Mgr3" draw:text-style-name="MP6" draw:layer="backgroundobjects" draw:type="lines" svg:x1="3cm" svg:y1="3.251cm" svg:x2="2cm" svg:y2="3.251cm" draw:start-shape="id13" draw:start-glue-point="10" draw:end-shape="id14" draw:end-glue-point="6" svg:d="M3000 3251h-276-449-275" svg:viewBox="0 0 1001 1">
        <text:p/>
      </draw:connector>
      <draw:connector draw:style-name="Mgr3" draw:text-style-name="MP6" draw:layer="backgroundobjects" draw:type="lines" svg:x1="3cm" svg:y1="4.251cm" svg:x2="2cm" svg:y2="4.251cm" draw:start-shape="id15" draw:start-glue-point="10" draw:end-shape="id16" draw:end-glue-point="6" svg:d="M3000 4251h-276-449-275" svg:viewBox="0 0 1001 1">
        <text:p/>
      </draw:connector>
      <draw:connector draw:style-name="Mgr3" draw:text-style-name="MP6" draw:layer="backgroundobjects" draw:type="lines" svg:x1="2.6cm" svg:y1="4.851cm" svg:x2="2.4cm" svg:y2="4.851cm" draw:start-shape="id17" draw:start-glue-point="10" draw:end-shape="id18" draw:end-glue-point="6" svg:d="M2600 4851h-276 351-275" svg:viewBox="0 0 352 1">
        <text:p/>
      </draw:connector>
      <draw:connector draw:style-name="Mgr3" draw:text-style-name="MP6" draw:layer="backgroundobjects" draw:type="lines" svg:x1="2.6cm" svg:y1="5.551cm" svg:x2="2.4cm" svg:y2="5.551cm" draw:start-shape="id19" draw:start-glue-point="10" draw:end-shape="id20" draw:end-glue-point="6" svg:d="M2600 5551h-276 351-275" svg:viewBox="0 0 352 1">
        <text:p/>
      </draw:connector>
      <draw:connector draw:style-name="Mgr3" draw:text-style-name="MP6" draw:layer="backgroundobjects" draw:type="lines" svg:x1="1.5cm" svg:y1="6.651cm" svg:x2="3.5cm" svg:y2="6.651cm" draw:start-shape="id21" draw:start-glue-point="10" draw:end-shape="id22" draw:end-glue-point="6" svg:d="M1500 6651h276 1449 275" svg:viewBox="0 0 2001 1">
        <text:p/>
      </draw:connector>
      <draw:connector draw:style-name="Mgr3" draw:text-style-name="MP6" draw:layer="backgroundobjects" draw:type="lines" svg:x1="2cm" svg:y1="6.151cm" svg:x2="3cm" svg:y2="6.151cm" draw:start-shape="id23" draw:start-glue-point="10" draw:end-shape="id24" draw:end-glue-point="6" svg:d="M2000 6151h276 449 275" svg:viewBox="0 0 1001 1">
        <text:p/>
      </draw:connector>
      <draw:connector draw:style-name="Mgr3" draw:text-style-name="MP6" draw:layer="backgroundobjects" draw:type="lines" svg:x1="2cm" svg:y1="7.177cm" svg:x2="3cm" svg:y2="7.177cm" draw:start-shape="id25" draw:start-glue-point="10" draw:end-shape="id26" draw:end-glue-point="6" svg:d="M2000 7177h276 449 275" svg:viewBox="0 0 1001 1">
        <text:p/>
      </draw:connector>
      <draw:connector draw:style-name="Mgr3" draw:text-style-name="MP6" draw:layer="backgroundobjects" draw:type="lines" svg:x1="2.4cm" svg:y1="7.777cm" svg:x2="2.6cm" svg:y2="7.777cm" draw:start-shape="id27" draw:start-glue-point="10" draw:end-shape="id28" draw:end-glue-point="6" svg:d="M2400 7777h276-351 275" svg:viewBox="0 0 352 1">
        <text:p/>
      </draw:connector>
      <draw:connector draw:style-name="Mgr3" draw:text-style-name="MP6" draw:layer="backgroundobjects" draw:type="lines" svg:x1="2.4cm" svg:y1="8.477cm" svg:x2="2.6cm" svg:y2="8.477cm" draw:start-shape="id29" draw:start-glue-point="10" draw:end-shape="id30" draw:end-glue-point="6" svg:d="M2400 8477h276-351 275" svg:viewBox="0 0 352 1">
        <text:p/>
      </draw:connector>
      <draw:connector draw:style-name="Mgr3" draw:text-style-name="MP6" draw:layer="backgroundobjects" draw:type="lines" svg:x1="3.5cm" svg:y1="9.577cm" svg:x2="1.5cm" svg:y2="9.577cm" draw:start-shape="id31" draw:start-glue-point="10" draw:end-shape="id32" draw:end-glue-point="6" svg:d="M3500 9577h-276-1449-275" svg:viewBox="0 0 2001 1">
        <text:p/>
      </draw:connector>
      <draw:connector draw:style-name="Mgr3" draw:text-style-name="MP6" draw:layer="backgroundobjects" draw:type="lines" svg:x1="3.052cm" svg:y1="9.077cm" svg:x2="2.052cm" svg:y2="9.077cm" draw:start-shape="id33" draw:start-glue-point="10" draw:end-shape="id34" draw:end-glue-point="6" svg:d="M3052 9077h-276-449-275" svg:viewBox="0 0 1001 1">
        <text:p/>
      </draw:connector>
      <draw:connector draw:style-name="Mgr3" draw:text-style-name="MP6" draw:layer="backgroundobjects" draw:type="lines" svg:x1="3.026cm" svg:y1="10.102cm" svg:x2="2.026cm" svg:y2="10.102cm" draw:start-shape="id35" draw:start-glue-point="10" draw:end-shape="id36" draw:end-glue-point="6" svg:d="M3026 10102h-276-449-275" svg:viewBox="0 0 1001 1">
        <text:p/>
      </draw:connector>
      <draw:connector draw:style-name="Mgr3" draw:text-style-name="MP6" draw:layer="backgroundobjects" draw:type="lines" svg:x1="2.626cm" svg:y1="10.702cm" svg:x2="2.426cm" svg:y2="10.702cm" draw:start-shape="id37" draw:start-glue-point="10" draw:end-shape="id38" draw:end-glue-point="6" svg:d="M2626 10702h-276 351-275" svg:viewBox="0 0 352 1">
        <text:p/>
      </draw:connector>
      <draw:connector draw:style-name="Mgr3" draw:text-style-name="MP6" draw:layer="backgroundobjects" draw:type="lines" svg:x1="2.626cm" svg:y1="11.402cm" svg:x2="2.426cm" svg:y2="11.402cm" draw:start-shape="id39" draw:start-glue-point="10" draw:end-shape="id40" draw:end-glue-point="6" svg:d="M2626 11402h-276 351-275" svg:viewBox="0 0 352 1">
        <text:p/>
      </draw:connector>
      <draw:connector draw:style-name="Mgr3" draw:text-style-name="MP6" draw:layer="backgroundobjects" draw:type="lines" svg:x1="1.526cm" svg:y1="12.502cm" svg:x2="3.526cm" svg:y2="12.502cm" draw:start-shape="id41" draw:start-glue-point="10" draw:end-shape="id42" draw:end-glue-point="6" svg:d="M1526 12502h276 1448 276" svg:viewBox="0 0 2001 1">
        <text:p/>
      </draw:connector>
      <draw:connector draw:style-name="Mgr3" draw:text-style-name="MP6" draw:layer="backgroundobjects" draw:type="lines" svg:x1="2.026cm" svg:y1="12.002cm" svg:x2="3.026cm" svg:y2="12.002cm" draw:start-shape="id43" draw:start-glue-point="10" draw:end-shape="id44" draw:end-glue-point="6" svg:d="M2026 12002h276 449 275" svg:viewBox="0 0 1001 1">
        <text:p/>
      </draw:connector>
      <draw:connector draw:style-name="Mgr3" draw:text-style-name="MP6" draw:layer="backgroundobjects" draw:type="lines" svg:x1="2.026cm" svg:y1="13.002cm" svg:x2="3.026cm" svg:y2="13.002cm" draw:start-shape="id45" draw:start-glue-point="10" draw:end-shape="id46" draw:end-glue-point="6" svg:d="M2026 13002h276 449 275" svg:viewBox="0 0 1001 1">
        <text:p/>
      </draw:connector>
      <draw:connector draw:style-name="Mgr3" draw:text-style-name="MP6" draw:layer="backgroundobjects" draw:type="lines" svg:x1="2.426cm" svg:y1="13.602cm" svg:x2="2.626cm" svg:y2="13.602cm" draw:start-shape="id47" draw:start-glue-point="10" draw:end-shape="id48" draw:end-glue-point="6" svg:d="M2426 13602h276-351 275" svg:viewBox="0 0 352 1">
        <text:p/>
      </draw:connector>
      <draw:connector draw:style-name="Mgr3" draw:text-style-name="MP6" draw:layer="backgroundobjects" draw:type="lines" svg:x1="2.426cm" svg:y1="14.302cm" svg:x2="2.626cm" svg:y2="14.302cm" draw:start-shape="id49" draw:start-glue-point="10" draw:end-shape="id50" draw:end-glue-point="6" svg:d="M2426 14302h276-351 275" svg:viewBox="0 0 352 1">
        <text:p/>
      </draw:connector>
      <draw:connector draw:style-name="Mgr3" draw:text-style-name="MP6" draw:layer="backgroundobjects" draw:type="lines" svg:x1="3.526cm" svg:y1="15.402cm" svg:x2="1.526cm" svg:y2="15.402cm" draw:start-shape="id51" draw:start-glue-point="10" draw:end-shape="id52" draw:end-glue-point="6" svg:d="M3526 15402h-276-1449-275" svg:viewBox="0 0 2001 1">
        <text:p/>
      </draw:connector>
      <draw:connector draw:style-name="Mgr3" draw:text-style-name="MP6" draw:layer="backgroundobjects" draw:type="lines" svg:x1="3.026cm" svg:y1="14.902cm" svg:x2="2.026cm" svg:y2="14.902cm" draw:start-shape="id53" draw:start-glue-point="10" draw:end-shape="id54" draw:end-glue-point="6" svg:d="M3026 14902h-276-449-275" svg:viewBox="0 0 1001 1">
        <text:p/>
      </draw:connector>
      <draw:custom-shape draw:style-name="Mgr4" draw:text-style-name="MP7" xml:id="id2" draw:id="id2" draw:layer="backgroundobjects" svg:width="0.5cm" svg:height="0.5cm" svg:x="3.5cm" svg:y="0.6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4" draw:id="id4" draw:layer="backgroundobjects" svg:width="0.5cm" svg:height="0.5cm" svg:x="3cm" svg:y="1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8" draw:id="id8" draw:layer="backgroundobjects" svg:width="0.5cm" svg:height="0.5cm" svg:x="3cm" svg:y="0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6" draw:id="id6" draw:layer="backgroundobjects" svg:width="0.5cm" svg:height="0.5cm" svg:x="2.6cm" svg:y="1.7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10" draw:id="id10" draw:layer="backgroundobjects" svg:width="0.5cm" svg:height="0.5cm" svg:x="2.6cm" svg:y="2.401cm">
        <text:p/>
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11" draw:id="id11" draw:layer="backgroundobjects" svg:width="0.5cm" svg:height="0.5cm" svg:x="3.5cm" svg:y="3.5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13" draw:id="id13" draw:layer="backgroundobjects" svg:width="0.5cm" svg:height="0.5cm" svg:x="3cm" svg:y="3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15" draw:id="id15" draw:layer="backgroundobjects" svg:width="0.5cm" svg:height="0.5cm" svg:x="3cm" svg:y="4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17" draw:id="id17" draw:layer="backgroundobjects" svg:width="0.5cm" svg:height="0.5cm" svg:x="2.6cm" svg:y="4.6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19" draw:id="id19" draw:layer="backgroundobjects" svg:width="0.5cm" svg:height="0.5cm" svg:x="2.6cm" svg:y="5.3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22" draw:id="id22" draw:layer="backgroundobjects" svg:width="0.5cm" svg:height="0.5cm" svg:x="3.5cm" svg:y="6.4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24" draw:id="id24" draw:layer="backgroundobjects" svg:width="0.5cm" svg:height="0.5cm" svg:x="3cm" svg:y="5.9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26" draw:id="id26" draw:layer="backgroundobjects" svg:width="0.5cm" svg:height="0.5cm" svg:x="3cm" svg:y="6.9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28" draw:id="id28" draw:layer="backgroundobjects" svg:width="0.5cm" svg:height="0.5cm" svg:x="2.6cm" svg:y="7.5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30" draw:id="id30" draw:layer="backgroundobjects" svg:width="0.5cm" svg:height="0.5cm" svg:x="2.6cm" svg:y="8.2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31" draw:id="id31" draw:layer="backgroundobjects" svg:width="0.5cm" svg:height="0.5cm" svg:x="3.5cm" svg:y="9.3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33" draw:id="id33" draw:layer="backgroundobjects" svg:width="0.5cm" svg:height="0.5cm" svg:x="3.052cm" svg:y="8.8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35" draw:id="id35" draw:layer="backgroundobjects" svg:width="0.5cm" svg:height="0.5cm" svg:x="3.026cm" svg:y="9.8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37" draw:id="id37" draw:layer="backgroundobjects" svg:width="0.5cm" svg:height="0.5cm" svg:x="2.626cm" svg:y="10.4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39" draw:id="id39" draw:layer="backgroundobjects" svg:width="0.5cm" svg:height="0.5cm" svg:x="2.626cm" svg:y="11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42" draw:id="id42" draw:layer="backgroundobjects" svg:width="0.5cm" svg:height="0.5cm" svg:x="3.526cm" svg:y="12.2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44" draw:id="id44" draw:layer="backgroundobjects" svg:width="0.5cm" svg:height="0.5cm" svg:x="3.026cm" svg:y="11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46" draw:id="id46" draw:layer="backgroundobjects" svg:width="0.5cm" svg:height="0.5cm" svg:x="3.026cm" svg:y="12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48" draw:id="id48" draw:layer="backgroundobjects" svg:width="0.5cm" svg:height="0.5cm" svg:x="2.626cm" svg:y="13.3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50" draw:id="id50" draw:layer="backgroundobjects" svg:width="0.5cm" svg:height="0.5cm" svg:x="2.626cm" svg:y="14.052cm">
        <text:p/>
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52" draw:id="id52" draw:layer="backgroundobjects" svg:width="0.5cm" svg:height="0.5cm" svg:x="1.026cm" svg:y="15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54" draw:id="id54" draw:layer="backgroundobjects" svg:width="0.5cm" svg:height="0.5cm" svg:x="1.526cm" svg:y="14.6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1" draw:id="id1" draw:layer="backgroundobjects" svg:width="0.5cm" svg:height="0.5cm" svg:x="1cm" svg:y="0.6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3" draw:id="id3" draw:layer="backgroundobjects" svg:width="0.5cm" svg:height="0.5cm" svg:x="1.5cm" svg:y="1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7" draw:id="id7" draw:layer="backgroundobjects" svg:width="0.5cm" svg:height="0.5cm" svg:x="1.5cm" svg:y="0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5" draw:id="id5" draw:layer="backgroundobjects" svg:width="0.5cm" svg:height="0.5cm" svg:x="1.9cm" svg:y="1.7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9" draw:id="id9" draw:layer="backgroundobjects" svg:width="0.5cm" svg:height="0.5cm" svg:x="1.9cm" svg:y="2.401cm">
        <text:p/>
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12" draw:id="id12" draw:layer="backgroundobjects" svg:width="0.5cm" svg:height="0.5cm" svg:x="1cm" svg:y="3.5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14" draw:id="id14" draw:layer="backgroundobjects" svg:width="0.5cm" svg:height="0.5cm" svg:x="1.5cm" svg:y="3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16" draw:id="id16" draw:layer="backgroundobjects" svg:width="0.5cm" svg:height="0.5cm" svg:x="1.5cm" svg:y="4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18" draw:id="id18" draw:layer="backgroundobjects" svg:width="0.5cm" svg:height="0.5cm" svg:x="1.9cm" svg:y="4.6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20" draw:id="id20" draw:layer="backgroundobjects" svg:width="0.5cm" svg:height="0.5cm" svg:x="1.9cm" svg:y="5.3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21" draw:id="id21" draw:layer="backgroundobjects" svg:width="0.5cm" svg:height="0.5cm" svg:x="1cm" svg:y="6.4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23" draw:id="id23" draw:layer="backgroundobjects" svg:width="0.5cm" svg:height="0.5cm" svg:x="1.5cm" svg:y="5.9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25" draw:id="id25" draw:layer="backgroundobjects" svg:width="0.5cm" svg:height="0.5cm" svg:x="1.5cm" svg:y="6.9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27" draw:id="id27" draw:layer="backgroundobjects" svg:width="0.5cm" svg:height="0.5cm" svg:x="1.9cm" svg:y="7.5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29" draw:id="id29" draw:layer="backgroundobjects" svg:width="0.5cm" svg:height="0.5cm" svg:x="1.9cm" svg:y="8.2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32" draw:id="id32" draw:layer="backgroundobjects" svg:width="0.5cm" svg:height="0.5cm" svg:x="1cm" svg:y="9.3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34" draw:id="id34" draw:layer="backgroundobjects" svg:width="0.5cm" svg:height="0.5cm" svg:x="1.552cm" svg:y="8.8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36" draw:id="id36" draw:layer="backgroundobjects" svg:width="0.5cm" svg:height="0.5cm" svg:x="1.526cm" svg:y="9.8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38" draw:id="id38" draw:layer="backgroundobjects" svg:width="0.5cm" svg:height="0.5cm" svg:x="1.926cm" svg:y="10.4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40" draw:id="id40" draw:layer="backgroundobjects" svg:width="0.5cm" svg:height="0.5cm" svg:x="1.926cm" svg:y="11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41" draw:id="id41" draw:layer="backgroundobjects" svg:width="0.5cm" svg:height="0.5cm" svg:x="1.026cm" svg:y="12.2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43" draw:id="id43" draw:layer="backgroundobjects" svg:width="0.5cm" svg:height="0.5cm" svg:x="1.526cm" svg:y="11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45" draw:id="id45" draw:layer="backgroundobjects" svg:width="0.5cm" svg:height="0.5cm" svg:x="1.526cm" svg:y="12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47" draw:id="id47" draw:layer="backgroundobjects" svg:width="0.5cm" svg:height="0.5cm" svg:x="1.926cm" svg:y="13.3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49" draw:id="id49" draw:layer="backgroundobjects" svg:width="0.5cm" svg:height="0.5cm" svg:x="1.926cm" svg:y="14.052cm">
        <text:p/>
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51" draw:id="id51" draw:layer="backgroundobjects" svg:width="0.5cm" svg:height="0.5cm" svg:x="3.526cm" svg:y="15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53" draw:id="id53" draw:layer="backgroundobjects" svg:width="0.5cm" svg:height="0.5cm" svg:x="3.026cm" svg:y="14.6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presentation:notes style:page-layout-name="PM0">
        <office:forms form:automatic-focus="false" form:apply-design-mode="false"/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09T18:42:42.361718315</meta:creation-date>
    <meta:editing-duration>PT12H19M56S</meta:editing-duration>
    <meta:editing-cycles>4</meta:editing-cycles>
    <meta:generator>LibreOffice/24.8.3.2$MacOSX_AARCH64 LibreOffice_project/48a6bac9e7e268aeb4c3483fcf825c94556d9f92</meta:generator>
    <dc:title>DNA</dc:title>
    <dc:date>2025-04-12T20:20:39.500440145</dc:date>
    <meta:document-statistic meta:object-count="132"/>
  </office:meta>
</office:document-meta>
</file>